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66cm" fo:min-width="5.215cm"/>
      <style:paragraph-properties style:writing-mode="lr-tb"/>
    </style:style>
    <style:style style:name="gr2" style:family="graphic" style:parent-style-name="standard">
      <style:graphic-properties draw:fill-color="#c9211e" draw:textarea-horizontal-align="justify" draw:textarea-vertical-align="middle" draw:auto-grow-height="false" fo:min-height="0.401cm" fo:min-width="4.192cm"/>
      <style:paragraph-properties style:writing-mode="lr-tb"/>
    </style:style>
    <style:style style:name="gr3" style:family="graphic" style:parent-style-name="standard">
      <style:graphic-properties svg:stroke-width="0.081cm" svg:stroke-color="#c9211e" draw:marker-start-width="0.3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158466" draw:textarea-horizontal-align="justify" draw:textarea-vertical-align="middle" draw:auto-grow-height="false" fo:min-height="1.02cm" fo:min-width="4.199cm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0.766cm" fo:min-width="3.945cm"/>
      <style:paragraph-properties style:writing-mode="lr-tb"/>
    </style:style>
    <style:style style:name="gr6" style:family="graphic" style:parent-style-name="standard">
      <style:graphic-properties svg:stroke-width="0.081cm" svg:stroke-color="#158466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8000" draw:marker-start-width="0.321cm" draw:marker-end-width="0.321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-color="#3465a4" draw:textarea-horizontal-align="justify" draw:textarea-vertical-align="middle" draw:auto-grow-height="false" fo:min-height="0.766cm" fo:min-width="3.564cm"/>
      <style:paragraph-properties style:writing-mode="lr-tb"/>
    </style:style>
    <style:style style:name="gr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fill-color="#158466" draw:textarea-horizontal-align="justify" draw:textarea-vertical-align="middle" draw:auto-grow-height="false" fo:min-height="0.766cm" fo:min-width="4.072cm"/>
      <style:paragraph-properties style:writing-mode="lr-tb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0.893cm" fo:min-width="3.564cm"/>
      <style:paragraph-properties style:writing-mode="lr-tb"/>
    </style:style>
    <style:style style:name="gr12" style:family="graphic" style:parent-style-name="standard">
      <style:graphic-properties draw:fill-color="#55308d" draw:textarea-horizontal-align="justify" draw:textarea-vertical-align="middle" draw:auto-grow-height="false" fo:min-height="3.052cm" fo:min-width="4.072cm"/>
      <style:paragraph-properties style:writing-mode="lr-tb"/>
    </style:style>
    <style:style style:name="gr13" style:family="graphic" style:parent-style-name="standard">
      <style:graphic-properties draw:fill-color="#808080" draw:textarea-horizontal-align="justify" draw:textarea-vertical-align="middle" draw:auto-grow-height="false" fo:min-height="0.512cm" fo:min-width="2.421cm"/>
      <style:paragraph-properties style:writing-mode="lr-tb"/>
    </style:style>
    <style:style style:name="gr14" style:family="graphic" style:parent-style-name="standard">
      <style:graphic-properties svg:stroke-width="0.081cm" svg:stroke-color="#55308d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808080" draw:marker-start-width="0.321cm" draw:marker-end-width="0.321cm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fill-color="#c9211e" draw:textarea-horizontal-align="justify" draw:textarea-vertical-align="middle" draw:auto-grow-height="false" fo:min-height="0.639cm" fo:min-width="2.421cm"/>
      <style:paragraph-properties style:writing-mode="lr-tb"/>
    </style:style>
    <style:style style:name="gr17" style:family="graphic" style:parent-style-name="standard">
      <style:graphic-properties draw:fill-color="#3465a4" draw:textarea-horizontal-align="justify" draw:textarea-vertical-align="middle" draw:auto-grow-height="false" fo:min-height="1.02cm" fo:min-width="1.405cm"/>
      <style:paragraph-properties style:writing-mode="lr-tb"/>
    </style:style>
    <style:style style:name="gr18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1.532cm"/>
      <style:paragraph-properties style:writing-mode="lr-tb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2.675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.786cm"/>
      <style:paragraph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024cm"/>
      <style:paragraph-properties style:writing-mode="lr-tb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786cm"/>
      <style:paragraph-properties style:writing-mode="lr-tb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516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135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278cm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0.262cm"/>
      <style:paragraph-properties style:writing-mode="lr-tb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2.16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ffffff"/>
    </style:style>
    <style:style style:name="P4" style:family="paragraph">
      <loext:graphic-properties draw:fill-color="#c9211e"/>
      <style:paragraph-properties fo:text-align="center" style:writing-mode="lr-tb"/>
      <style:text-properties fo: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158466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-color="#ff8000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  <style:text-properties fo:color="#ffffff" fo:font-size="12pt" style:font-size-asian="12pt" style:font-size-complex="12pt"/>
    </style:style>
    <style:style style:name="P10" style:family="paragraph">
      <loext:graphic-properties draw:fill-color="#3465a4"/>
      <style:paragraph-properties fo:text-align="center" style:writing-mode="lr-tb"/>
      <style:text-properties fo:color="#ffffff" fo:font-size="12pt" style:font-size-asian="12pt" style:font-size-complex="12pt"/>
    </style:style>
    <style:style style:name="P11" style:family="paragraph">
      <loext:graphic-properties draw:fill-color="#55308d"/>
      <style:paragraph-properties fo:text-align="center" style:writing-mode="lr-tb"/>
      <style:text-properties fo:color="#ffffff" fo:font-size="12pt" style:font-size-asian="12pt" style:font-size-complex="12pt"/>
    </style:style>
    <style:style style:name="P12" style:family="paragraph">
      <loext:graphic-properties draw:fill-color="#808080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-color="#c9211e"/>
      <style:paragraph-properties fo:text-align="center" style:writing-mode="lr-tb"/>
      <style:text-properties fo:color="#ffffff" fo:font-size="12pt" style:font-size-asian="12pt" style:font-size-complex="12pt"/>
    </style:style>
    <style:style style:name="P14" style:family="paragraph">
      <loext:graphic-properties draw:fill-color="#ffffff"/>
      <style:paragraph-properties fo:text-align="center"/>
      <style:text-properties fo:color="#c9211e" fo:font-size="12pt" fo:font-style="italic" style:font-size-asian="12pt" style:font-style-asian="italic" style:font-size-complex="12pt" style:font-style-complex="italic"/>
    </style:style>
    <style:style style:name="P15" style:family="paragraph">
      <loext:graphic-properties draw:fill-color="#ffffff"/>
      <style:paragraph-properties fo:text-align="center"/>
      <style:text-properties fo:color="#2a6099" fo:font-size="12pt" fo:font-style="italic" style:text-underline-style="none" style:font-size-asian="12pt" style:font-style-asian="italic" style:font-size-complex="12pt" style:font-style-complex="italic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ffffff"/>
      <style:paragraph-properties fo:text-align="center"/>
      <style:text-properties fo:color="#ff8000" fo:font-size="12pt" fo:font-style="italic" style:font-size-asian="12pt" style:font-style-asian="italic" style:font-size-complex="12pt" style:font-style-complex="italic"/>
    </style:style>
    <style:style style:name="P18" style:family="paragraph">
      <loext:graphic-properties draw:fill-color="#ffffff"/>
      <style:paragraph-properties fo:text-align="center"/>
      <style:text-properties fo:color="#158466" fo:font-size="12pt" fo:font-style="italic" style:font-size-asian="12pt" style:font-style-asian="italic" style:font-size-complex="12pt" style:font-style-complex="italic"/>
    </style:style>
    <style:style style:name="P19" style:family="paragraph">
      <loext:graphic-properties draw:fill-color="#ffffff"/>
      <style:paragraph-properties fo:text-align="center"/>
      <style:text-properties fo:color="#15846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>
      <loext:graphic-properties draw:fill-color="#ffffff"/>
      <style:paragraph-properties fo:text-align="center"/>
      <style:text-properties fo:color="#55308d" fo:font-size="12pt" fo:font-style="italic" style:font-size-asian="12pt" style:font-style-asian="italic" style:font-size-complex="12pt" style:font-style-complex="italic"/>
    </style:style>
    <style:style style:name="P21" style:family="paragraph">
      <loext:graphic-properties draw:fill-color="#ffffff"/>
      <style:paragraph-properties fo:text-align="center"/>
      <style:text-properties fo:color="#808080" fo:font-size="12pt" fo:font-style="italic" style:font-size-asian="12pt" style:font-style-asian="italic" style:font-size-complex="12pt" style:font-style-complex="italic"/>
    </style:style>
    <style:style style:name="P22" style:family="paragraph">
      <loext:graphic-properties draw:fill-color="#ffffff"/>
      <style:paragraph-properties fo:text-align="center"/>
      <style:text-properties fo:color="#2a6099" fo:font-size="12pt" fo:font-style="italic" style:font-size-asian="12pt" style:font-style-asian="italic" style:font-size-complex="12pt" style:font-style-complex="italic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9211e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2a6099" fo:font-size="12pt" fo:font-style="italic" style:text-underline-style="none" style:font-size-asian="12pt" style:font-style-asian="italic" style:font-size-complex="12pt" style:font-style-complex="italic"/>
    </style:style>
    <style:style style:name="T6" style:family="text">
      <style:text-properties fo:color="#ff8000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158466"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15846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55308d" fo:font-size="12pt" fo:font-style="italic" style:font-size-asian="12pt" style:font-style-asian="italic" style:font-size-complex="12pt" style:font-style-complex="italic"/>
    </style:style>
    <style:style style:name="T10" style:family="text">
      <style:text-properties fo:color="#808080" fo:font-size="12pt" fo:font-style="italic" style:font-size-asian="12pt" style:font-style-asian="italic" style:font-size-complex="12pt" style:font-style-complex="italic"/>
    </style:style>
    <style:style style:name="T11" style:family="text">
      <style:text-properties fo:color="#2a6099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1.016cm" svg:x="7.096cm" svg:y="1.254cm">
          <text:p text:style-name="P1">100 000 exemples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692cm" svg:height="0.651cm" draw:transform="rotate (-0.0116937059883624) translate (3.04cm 4.231cm)">
          <text:p text:style-name="P3"><text:span text:style-name="T1">Imag</text:span><text:span text:style-name="T1">es, </text:span><text:span text:style-name="T1">son </text:span><text:span text:style-name="T1">et </text:span><text:span text:style-name="T1">texte </text:span><text:span text:style-name="T1">?</text:span><text:span text:style-name="T2"> 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9.953cm" svg:y1="2.27cm" svg:x2="5.386cm" svg:y2="4.258cm" draw:start-shape="id1" draw:start-glue-point="2" draw:end-shape="id2" draw:end-glue-point="0" svg:d="M9953 2270v981h-4567v1007" svg:viewBox="0 0 4568 1989">
          <text:p/>
        </draw:connector>
        <draw:custom-shape draw:style-name="gr4" draw:text-style-name="P7" xml:id="id3" draw:id="id3" draw:layer="layout" svg:width="4.699cm" svg:height="1.27cm" svg:x="1.508cm" svg:y="6.969cm">
          <text:p text:style-name="P6"><text:span text:style-name="T3">Réseaux de </text:span><text:span text:style-name="T3">neuronnes</text:span></text:p>
          <text:p text:style-name="P6"><text:span text:style-name="T3">(deeplearning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4.445cm" svg:height="1.016cm" svg:x="7.477cm" svg:y="6.969cm">
          <text:p text:style-name="P6"><text:span text:style-name="T3">SGDR</text:span><text:span text:style-name="T3">egress</text:span><text:span text:style-name="T3">or</text:span></text:p>
          <text:p text:style-name="P6"><text:span text:style-name="T3">SGDCl</text:span><text:span text:style-name="T3">assifer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378cm" svg:y1="4.909cm" svg:x2="3.857cm" svg:y2="6.969cm" draw:start-shape="id2" draw:end-shape="id3" draw:end-glue-point="0" svg:d="M5378 4909v1044h-1521v1016" svg:viewBox="0 0 1522 2061">
          <text:p/>
        </draw:connector>
        <draw:connector draw:style-name="gr7" draw:text-style-name="P5" draw:layer="layout" svg:x1="5.378cm" svg:y1="4.909cm" svg:x2="9.699cm" svg:y2="6.969cm" draw:start-shape="id2" draw:start-glue-point="2" draw:end-shape="id4" draw:end-glue-point="0" svg:d="M5378 4909v1044h4321v1016" svg:viewBox="0 0 4322 2061">
          <text:p/>
        </draw:connector>
        <draw:custom-shape draw:style-name="gr8" draw:text-style-name="P10" xml:id="id5" draw:id="id5" draw:layer="layout" svg:width="4.064cm" svg:height="1.016cm" svg:x="15.478cm" svg:y="4.556cm">
          <text:p text:style-name="P9"><text:span text:style-name="T1">Image, son, texte ?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27cm" svg:x1="9.953cm" svg:y1="2.27cm" svg:x2="17.51cm" svg:y2="4.556cm" draw:start-shape="id1" draw:start-glue-point="2" draw:end-shape="id5" draw:end-glue-point="0" svg:d="M9953 2270v1016h7557v1270" svg:viewBox="0 0 7558 2287">
          <text:p/>
        </draw:connector>
        <draw:custom-shape draw:style-name="gr10" draw:text-style-name="P7" xml:id="id6" draw:id="id6" draw:layer="layout" svg:width="4.572cm" svg:height="1.016cm" svg:x="12.938cm" svg:y="6.588cm">
          <text:p text:style-name="P6"><text:span text:style-name="T3">Réseaux de neuronnes</text:span></text:p>
          <text:p text:style-name="P6"><text:span text:style-name="T3">(deeplearninng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7" draw:id="id7" draw:layer="layout" svg:width="4.064cm" svg:height="1.143cm" svg:x="19.415cm" svg:y="6.588cm">
          <text:p text:style-name="P6"><text:span text:style-name="T3">Données normales ? 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7.51cm" svg:y1="5.572cm" svg:x2="15.224cm" svg:y2="6.588cm" draw:start-shape="id5" draw:end-shape="id6" svg:d="M17510 5572v508h-2286v508" svg:viewBox="0 0 2287 1017">
          <text:p/>
        </draw:connector>
        <draw:connector draw:style-name="gr7" draw:text-style-name="P5" draw:layer="layout" svg:x1="17.51cm" svg:y1="5.572cm" svg:x2="21.447cm" svg:y2="6.588cm" draw:start-shape="id5" draw:start-glue-point="2" draw:end-shape="id7" svg:d="M17510 5572v508h3937v508" svg:viewBox="0 0 3938 1017">
          <text:p/>
        </draw:connector>
        <draw:custom-shape draw:style-name="gr12" draw:text-style-name="P11" xml:id="id8" draw:id="id8" draw:layer="layout" svg:width="4.572cm" svg:height="3.302cm" svg:x="12.303cm" svg:y="9.763cm">
          <text:p text:style-name="P9"><text:span text:style-name="T1">Linear Regr</text:span></text:p>
          <text:p text:style-name="P9"><text:span text:style-name="T1">Lasso</text:span></text:p>
          <text:p text:style-name="P9"><text:span text:style-name="T1">Ridge</text:span></text:p>
          <text:p text:style-name="P9"><text:span text:style-name="T1">LinearSum</text:span></text:p>
          <text:p text:style-name="P9"><text:span text:style-name="T1">LogisticRegr</text:span></text:p>
          <text:p text:style-name="P9"><text:span text:style-name="T1">NAiveBay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9" draw:id="id9" draw:layer="layout" svg:width="2.921cm" svg:height="0.762cm" svg:x="20.812cm" svg:y="10.525cm">
          <text:p text:style-name="P6"><text:span text:style-name="T3">Catégories ?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21.447cm" svg:y1="7.731cm" svg:x2="14.589cm" svg:y2="9.763cm" draw:start-shape="id7" draw:start-glue-point="2" draw:end-shape="id8" draw:end-glue-point="0" svg:d="M21447 7731v1016h-6858v1016" svg:viewBox="0 0 6859 2033">
          <text:p/>
        </draw:connector>
        <draw:connector draw:style-name="gr15" draw:text-style-name="P5" draw:layer="layout" draw:line-skew="-0.381cm" svg:x1="21.447cm" svg:y1="7.731cm" svg:x2="22.272cm" svg:y2="10.525cm" draw:start-shape="id7" draw:start-glue-point="2" draw:end-shape="id9" draw:end-glue-point="0" svg:d="M21447 7731v1016h825v1778" svg:viewBox="0 0 826 2795">
          <text:p/>
        </draw:connector>
        <draw:custom-shape draw:style-name="gr16" draw:text-style-name="P13" xml:id="id10" draw:id="id10" draw:layer="layout" svg:width="2.921cm" svg:height="0.889cm" svg:x="18.018cm" svg:y="14.081cm">
          <text:p text:style-name="P9"><text:span text:style-name="T1">DécisionTr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xml:id="id11" draw:id="id11" draw:layer="layout" svg:width="1.905cm" svg:height="1.27cm" svg:x="24.241cm" svg:y="13.7cm">
          <text:p text:style-name="P9"><text:span text:style-name="T1">SVM</text:span></text:p>
          <text:p text:style-name="P9"><text:span text:style-name="T1">KNN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22.272cm" svg:y1="11.287cm" svg:x2="19.478cm" svg:y2="14.081cm" draw:start-shape="id9" draw:start-glue-point="2" draw:end-shape="id10" draw:end-glue-point="0" svg:d="M22272 11287v1397h-2794v1397" svg:viewBox="0 0 2795 2795">
          <text:p/>
        </draw:connector>
        <draw:connector draw:style-name="gr18" draw:text-style-name="P5" draw:layer="layout" draw:line-skew="0.19cm" svg:x1="22.272cm" svg:y1="11.287cm" svg:x2="25.193cm" svg:y2="13.7cm" draw:start-shape="id9" draw:end-shape="id11" draw:end-glue-point="0" svg:d="M22272 11287v1397h2921v1016" svg:viewBox="0 0 2922 2414">
          <text:p/>
        </draw:connector>
        <draw:custom-shape draw:style-name="gr19" draw:text-style-name="P14" draw:layer="layout" svg:width="2.032cm" svg:height="0.381cm" svg:x="7.35cm" svg:y="2.651cm">
          <text:p text:style-name="P5"><text:span text:style-name="T4">Oui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.175cm" svg:height="0.635cm" svg:x="11.414cm" svg:y="2.524cm">
          <text:p text:style-name="P5"><text:span text:style-name="T5">N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2.286cm" svg:height="0.508cm" svg:x="6.715cm" svg:y="5.318cm">
          <text:p text:style-name="P16"><text:span text:style-name="T6">Non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524cm" svg:height="0.635cm" svg:x="2.016cm" svg:y="5.318cm">
          <text:p text:style-name="P16"><text:span text:style-name="T7">Oui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2.286cm" svg:height="0.635cm" svg:x="20.304cm" svg:y="5.318cm">
          <text:p text:style-name="P5"><text:span text:style-name="T6">Non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016cm" svg:height="0.762cm" svg:x="13.954cm" svg:y="5.572cm">
          <text:p text:style-name="P5"><text:span text:style-name="T8">Oui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635cm" svg:height="0.635cm" svg:x="17.129cm" svg:y="7.985cm">
          <text:p text:style-name="P5"><text:span text:style-name="T9">Oui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778cm" svg:height="0.635cm" svg:x="22.336cm" svg:y="9.509cm">
          <text:p text:style-name="P16"><text:span text:style-name="T10">Non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0.762cm" svg:height="0.381cm" svg:x="19.415cm" svg:y="12.049cm">
          <text:p text:style-name="P5"><text:span text:style-name="T4">Oui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667cm" svg:height="0.381cm" svg:x="23.733cm" svg:y="12.049cm">
          <text:p text:style-name="P16"><text:span text:style-name="T11">N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6:21:38.085111512</meta:creation-date>
    <dc:date>2022-03-01T21:42:30.964009192</dc:date>
    <meta:editing-duration>PT12M26S</meta:editing-duration>
    <meta:editing-cycles>3</meta:editing-cycles>
    <meta:generator>LibreOffice/6.4.7.2$Linux_X86_64 LibreOffice_project/40$Build-2</meta:generator>
    <meta:document-statistic meta:object-count="31"/>
  </office:meta>
</office:document-meta>
</file>